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right"/>
    </style:style>
    <style:style style:name="P2" style:family="paragraph">
      <style:paragraph-properties fo:line-height="115.00%" fo:text-align="left"/>
    </style:style>
  </office:automatic-styles>
  <office:body>
    <office:text>
      <text:p text:style-name="P1"><text:span text:style-name="T1">Name: Dominique Cooper</text:span></text:p>
      <text:p text:style-name="P1"><text:span text:style-name="T1">Eagle ID:900929361</text:span></text:p>
      <text:p text:style-name="P1"><text:span text:style-name="T1">Course: CSCI 5335</text:span></text:p>
      <text:p text:style-name="P1"><text:span text:style-name="T2"/></text:p>
      <text:p text:style-name="P2"><text:span text:style-name="T3">UML Diagram:</text:span></text:p>
      <text:p text:style-name="P2"><draw:frame text:anchor-type="as-char" svg:width="165.10mm" svg:height="80.43mm" style:rel-width="scale" style:rel-height="scale"><draw:object-ole xlink:href="OleObj1"/><draw:image xlink:href="ObjectReplacements/OleObj1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5">Sequence Diagram:</text:span></text:p>
      <text:p text:style-name="P2"><draw:frame text:anchor-type="as-char" svg:width="187.33mm" svg:height="203.73mm" style:rel-width="scale" style:rel-height="scale"><draw:object-ole xlink:href="OleObj2"/><draw:image xlink:href="ObjectReplacements/OleObj2"/></draw:frame><text:span text:style-name="T6"/></text:p>
      <text:p text:style-name="P2"><text:span text:style-name="T7">-------------------------------------------------------------------------------------------------------------------------------</text:span></text:p>
      <text:p text:style-name="P2"><text:span text:style-name="T8"/></text:p>
      <text:p text:style-name="P2"><text:span text:style-name="T9">Plane Class:</text:span></text:p>
      <text:p text:style-name="P2"><text:span text:style-name="T10"/></text:p>
      <text:p text:style-name="P2"><text:span text:style-name="T11">public class Plane{</text:span></text:p>
      <text:p text:style-name="P2"><text:span text:style-name="T11"><text:s text:c="2"/>//Establish Objects</text:span></text:p>
      <text:p text:style-name="P2"><text:span text:style-name="T11"><text:s text:c="3"/>static Plane plane;</text:span></text:p>
      <text:p text:style-name="P2"><text:span text:style-name="T11"><text:s text:c="3"/>Destination destination;</text:span></text:p>
      <text:p text:style-name="P2"><text:span text:style-name="T11"><text:s text:c="2"/></text:span></text:p>
      <text:p text:style-name="P2"><text:span text:style-name="T11"><text:s text:c="3"/>//Establish default Plane Constructor</text:span></text:p>
      <text:p text:style-name="P2"><text:span text:style-name="T11"><text:s text:c="3"/>private Plane() {</text:span></text:p>
      <text:p text:style-name="P2"><text:span text:style-name="T11"><text:tab/>System.setProperty("Destination to", "to Paris");</text:span></text:p>
      <text:p text:style-name="P2"><text:span text:style-name="T11"><text:s text:c="3"/>}</text:span></text:p>
      <text:p text:style-name="P2"><text:span text:style-name="T11"><text:s text:c="2"/></text:span></text:p>
      <text:p text:style-name="P2"><text:span text:style-name="T11"><text:s text:c="3"/>//Menu driven method to get only one Destination(given the permission to use menu driven algorithm from Dr.Zhang</text:span></text:p>
      <text:p text:style-name="P2"><text:span text:style-name="T11"><text:s text:c="3"/>public Destination setDestination(String destination) {</text:span></text:p>
      <text:p text:style-name="P2"><text:span text:style-name="T11"><text:tab/>if(destination.equalsIgnoreCase("Paris")) {</text:span></text:p>
      <text:p text:style-name="P2"><text:span text:style-name="T11"><text:s/><text:tab/>return new Paris();</text:span></text:p>
      <text:p text:style-name="P2"><text:span text:style-name="T11"><text:tab/>}else if(destination.equalsIgnoreCase("Hawaii")) {</text:span></text:p>
      <text:p text:style-name="P2"><text:span text:style-name="T11"><text:s/><text:tab/>return new Hawaii();</text:span></text:p>
      <text:p text:style-name="P2"><text:span text:style-name="T11"><text:tab/>}else if(destination.equalsIgnoreCase("Italy")) {</text:span></text:p>
      <text:p text:style-name="P2"><text:span text:style-name="T11"><text:s/><text:tab/>return new Italy();</text:span></text:p>
      <text:p text:style-name="P2"><text:span text:style-name="T11"><text:s text:c="3"/><text:tab/>}else {</text:span></text:p>
      <text:p text:style-name="P2"><text:span text:style-name="T11"><text:s text:c="2"/><text:tab/><text:s text:c="2"/>return null;</text:span></text:p>
      <text:p text:style-name="P2"><text:span text:style-name="T11"><text:s text:c="3"/><text:tab/>}</text:span></text:p>
      <text:p text:style-name="P2"><text:span text:style-name="T11"><text:s text:c="3"/>}</text:span></text:p>
      <text:p text:style-name="P2"><text:span text:style-name="T11"><text:s text:c="2"/></text:span></text:p>
      <text:p text:style-name="P2"><text:span text:style-name="T11"><text:s text:c="3"/>//Making sure were only using one instance</text:span></text:p>
      <text:p text:style-name="P2"><text:span text:style-name="T11"><text:s text:c="3"/>public static synchronized Plane getPlane() {</text:span></text:p>
      <text:p text:style-name="P2"><text:span text:style-name="T11"><text:tab/>if(plane == null) {</text:span></text:p>
      <text:p text:style-name="P2"><text:span text:style-name="T11"><text:s/><text:tab/>plane = new Plane();</text:span></text:p>
      <text:p text:style-name="P2"><text:span text:style-name="T11"><text:tab/>}</text:span></text:p>
      <text:p text:style-name="P2"><text:span text:style-name="T11"><text:tab/>return plane;</text:span></text:p>
      <text:p text:style-name="P2"><text:span text:style-name="T11"><text:s text:c="2"/>}</text:span></text:p>
      <text:p text:style-name="P2"><text:span text:style-name="T11">}</text:span></text:p>
      <text:p text:style-name="P2"><text:span text:style-name="T11">-------------------------------------------------------------------------------------------------------------------------------</text:span></text:p>
      <text:p text:style-name="P2"><text:span text:style-name="T12"/></text:p>
      <text:p text:style-name="P2"><text:span text:style-name="T13">Destination interface and 3 implements:</text:span></text:p>
      <text:p text:style-name="P2"><text:span text:style-name="T14"><text:s/></text:span></text:p>
      <text:p text:style-name="P2"><text:span text:style-name="T14">public interface Destination {</text:span></text:p>
      <text:p text:style-name="P2"><text:span text:style-name="T14"><text:s text:c="2"/></text:span></text:p>
      <text:p text:style-name="P2"><text:span text:style-name="T14"><text:s text:c="2"/>//Abstract method to get the price of plane ticket</text:span></text:p>
      <text:p text:style-name="P2"><text:span text:style-name="T14"><text:s text:c="3"/>public int getTicketPrice();</text:span></text:p>
      <text:p text:style-name="P2"><text:span text:style-name="T14">}</text:span></text:p>
      <text:p text:style-name="P2"><text:span text:style-name="T15"/></text:p>
      <text:p text:style-name="P2"><text:span text:style-name="T16">-------------------------------------------------------------------------------------------------------------------------------</text:span></text:p>
      <text:p text:style-name="P2"><text:span text:style-name="T16">public class Paris implements Destination {</text:span></text:p>
      <text:p text:style-name="P2"><text:span text:style-name="T16"><text:s/>//Retrieve the price of a plane ticket to Paris</text:span></text:p>
      <text:p text:style-name="P2"><text:span text:style-name="T16"><text:s text:c="2"/>public int getTicketPrice() {</text:span></text:p>
      <text:p text:style-name="P2"><text:span text:style-name="T16"><text:s text:c="3"/>return 550;</text:span></text:p>
      <text:p text:style-name="P2"><text:span text:style-name="T16"><text:s text:c="2"/>}</text:span></text:p>
      <text:p text:style-name="P2"><text:span text:style-name="T16">}</text:span></text:p>
      <text:p text:style-name="P2"><text:span text:style-name="T16">-------------------------------------------------------------------------------------------------------------------------------</text:span></text:p>
      <text:p text:style-name="P2"><text:span text:style-name="T16">public class Hawaii implements Destination{</text:span></text:p>
      <text:p text:style-name="P2"><text:span text:style-name="T16"><text:s/>//Retrieve the price of a plane ticket to Hawaii</text:span></text:p>
      <text:p text:style-name="P2"><text:span text:style-name="T16"><text:s/>public int getTicketPrice() {</text:span></text:p>
      <text:p text:style-name="P2"><text:span text:style-name="T16"><text:s text:c="3"/>return 650;</text:span></text:p>
      <text:p text:style-name="P2"><text:span text:style-name="T16"><text:s text:c="2"/>}</text:span></text:p>
      <text:p text:style-name="P2"><text:span text:style-name="T16">}</text:span></text:p>
      <text:p text:style-name="P2"><text:span text:style-name="T16">-------------------------------------------------------------------------------------------------------------------------------</text:span></text:p>
      <text:p text:style-name="P2"><text:span text:style-name="T16">public class Italy implements Destination {</text:span></text:p>
      <text:p text:style-name="P2"><text:span text:style-name="T16"><text:s/>//Retrieve the price of a plane ticket to Italy</text:span></text:p>
      <text:p text:style-name="P2"><text:span text:style-name="T16"><text:s/>public int getTicketPrice() {</text:span></text:p>
      <text:p text:style-name="P2"><text:span text:style-name="T16"><text:s text:c="3"/>return 600;</text:span></text:p>
      <text:p text:style-name="P2"><text:span text:style-name="T16"><text:s text:c="2"/>}</text:span></text:p>
      <text:p text:style-name="P2"><text:span text:style-name="T16">}</text:span></text:p>
      <text:p text:style-name="P2"><text:span text:style-name="T16">-------------------------------------------------------------------------------------------------------------------------------</text:span></text:p>
      <text:p text:style-name="P2"><text:span text:style-name="T17">Test and Compile Vacation:</text:span></text:p>
      <text:p text:style-name="P2"><text:span text:style-name="T18"/></text:p>
      <text:p text:style-name="P2"><text:span text:style-name="T19">import java.util.Scanner;</text:span></text:p>
      <text:p text:style-name="P2"><text:span text:style-name="T19">public class Vacation {</text:span></text:p>
      <text:p text:style-name="P2"><text:span text:style-name="T19"><text:s/>public static void main(String[] args) {</text:span></text:p>
      <text:p text:style-name="P2"><text:span text:style-name="T19"><text:s text:c="2"/>//Establish Plane Object</text:span></text:p>
      <text:p text:style-name="P2"><text:span text:style-name="T19"><text:s text:c="2"/>Plane ticket = Plane.getPlane();</text:span></text:p>
      <text:p text:style-name="P2"><text:span text:style-name="T19"><text:s text:c="2"/></text:span></text:p>
      <text:p text:style-name="P2"><text:span text:style-name="T19"><text:s text:c="2"/>//Establish local variables</text:span></text:p>
      <text:p text:style-name="P2"><text:span text:style-name="T19"><text:s text:c="2"/>int price;</text:span></text:p>
      <text:p text:style-name="P2"><text:span text:style-name="T19"><text:s text:c="2"/>String destination = "Paris";</text:span></text:p>
      <text:p text:style-name="P2"><text:span text:style-name="T19"><text:s text:c="2"/></text:span></text:p>
      <text:p text:style-name="P2"><text:span text:style-name="T19"><text:s text:c="2"/>//Take input from user on their vacation choice</text:span></text:p>
      <text:p text:style-name="P2"><text:span text:style-name="T19"><text:s text:c="2"/>Scanner s = new Scanner(System.in);</text:span></text:p>
      <text:p text:style-name="P2"><text:span text:style-name="T19"><text:s text:c="2"/>System.out.println("Where would you like to travel to on your vacation? Available choices are Paris, Hawaii, Italy.");</text:span></text:p>
      <text:p text:style-name="P2"><text:span text:style-name="T19"><text:s text:c="2"/></text:span></text:p>
      <text:p text:style-name="P2"><text:span text:style-name="T19"><text:s text:c="2"/>//Assign user input to the variable destination</text:span></text:p>
      <text:p text:style-name="P2"><text:span text:style-name="T19"><text:s text:c="2"/>destination = s.next();</text:span></text:p>
      <text:p text:style-name="P2"><text:span text:style-name="T19"><text:s text:c="2"/></text:span></text:p>
      <text:p text:style-name="P2"><text:span text:style-name="T19"><text:s text:c="2"/>//Assign destination price to the variable price</text:span></text:p>
      <text:p text:style-name="P2"><text:span text:style-name="T19"><text:s text:c="2"/>price = ticket.setDestination(destination).getTicketPrice();</text:span></text:p>
      <text:p text:style-name="P2"><text:span text:style-name="T19"><text:s text:c="2"/></text:span></text:p>
      <text:p text:style-name="P2"><text:span text:style-name="T19"><text:s text:c="2"/>//Print out results</text:span></text:p>
      <text:p text:style-name="P2"><text:span text:style-name="T19"><text:s text:c="2"/>System.out.println("The price of the ticket to go to " + destination + " is $" + price);</text:span></text:p>
      <text:p text:style-name="P2"><text:span text:style-name="T19"><text:s/>}</text:span></text:p>
      <text:p text:style-name="P2"><text:span text:style-name="T19">}</text:span></text:p>
      <text:p text:style-name="P2"><text:span text:style-name="T20"/></text:p>
      <text:p text:style-name="P2"><text:span text:style-name="T21">-------------------------------------------------------------------------------------------------------------------------------</text:span></text:p>
      <text:p text:style-name="P2"><text:span text:style-name="T22">Working Code #1:</text:span></text:p>
      <text:p text:style-name="P2"><draw:frame text:anchor-type="as-char" svg:width="188.65mm" svg:height="115.89mm" style:rel-width="scale" style:rel-height="scale"><draw:object-ole xlink:href="OleObj3"/><draw:image xlink:href="ObjectReplacements/OleObj3"/></draw:frame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4">Working Code #2:</text:span></text:p>
      <text:p text:style-name="P2"><draw:frame text:anchor-type="as-char" svg:width="188.12mm" svg:height="112.45mm" style:rel-width="scale" style:rel-height="scale"><draw:object-ole xlink:href="OleObj4"/><draw:image xlink:href="ObjectReplacements/OleObj4"/></draw:frame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5"/></text:p>
      <text:p text:style-name="P2"><text:span text:style-name="T26">Working Code #3:</text:span></text:p>
      <text:p text:style-name="P2"><draw:frame text:anchor-type="as-char" svg:width="187.85mm" svg:height="117.21mm" style:rel-width="scale" style:rel-height="scale"><draw:object-ole xlink:href="OleObj5"/><draw:image xlink:href="ObjectReplacements/OleObj5"/></draw:frame><text:span text:style-name="T27"/></text:p>
      <text:p text:style-name="P2"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